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style:use-window-font-color="true"/>
    </style:style>
    <style:style style:name="T2" style:family="text">
      <style:text-properties fo:font-size="24.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2.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Arial" style:font-family-asian="Arial" style:font-family-complex="Arial"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Arial" style:font-family-asian="Arial" style:font-family-complex="Arial" fo:background-color="transparent" style:use-window-font-color="true"/>
    </style:style>
    <style:style style:name="T15" style:family="text">
      <style:text-properties fo:font-size="12.00pt" fo:font-weight="normal" fo:font-family="Arial" style:font-family-asian="Arial" style:font-family-complex="Arial" fo:background-color="transparent" style:use-window-font-color="true"/>
    </style:style>
    <style:style style:name="T1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8" style:family="text">
      <style:text-properties fo:font-size="12.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style:style>
    <style:style style:name="T21" style:family="text">
      <style:text-properties fo:font-size="14.00pt" fo:font-weight="bold" fo:font-family="Arial" style:font-family-asian="Arial" style:font-family-complex="Arial" fo:background-color="transparent" style:use-window-font-color="true"/>
    </style:style>
    <style:style style:name="T22" style:family="text">
      <style:text-properties fo:font-size="12.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15.00%" fo:text-align="center"/>
    </style:style>
    <style:style style:name="P2" style:family="paragraph">
      <style:paragraph-properties fo:line-height="115.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style:style>
    <style:style style:name="P4" style:family="paragraph">
      <style:paragraph-properties fo:line-height="115.00%" fo:text-align="left"/>
    </style:style>
  </office:automatic-styles>
  <office:body>
    <office:text>
      <text:p text:style-name="P1"><text:span text:style-name="T1"><text:tab/></text:span><text:span text:style-name="T2">PROJET 5</text:span></text:p>
      <text:p text:style-name="P1"><text:span text:style-name="T3"/></text:p>
      <text:p text:style-name="P1"><text:span text:style-name="T4">Utilisez les données publiques de l'OpenFoodFacts</text:span></text:p>
      <text:p text:style-name="P1"><text:span text:style-name="T5"/></text:p>
      <text:p text:style-name="P2"><text:span text:style-name="T5"/></text:p>
      <text:p text:style-name="P2"><text:span text:style-name="T6">Ce document décrit les principales étapes de réalisation du projet. </text:span></text:p>
      <text:p text:style-name="P2"><text:span text:style-name="T7">pipenv run python main.py</text:span></text:p>
      <text:p text:style-name="P2"><text:span text:style-name="T8">Rappel</text:span></text:p>
      <text:p text:style-name="P2"><text:span text:style-name="T9">La startup Purbeurre aimerait mieux connaître les goûts de les clients. </text:span></text:p>
      <text:p text:style-name="P2"><text:span text:style-name="T9">Elle souhaite créer un programme qui interagirait avec la base de données Open Food Facts pour en récupérer les aliments, les comparer et proposer à l'utilisateur un substitut plus sain à l'aliment qui lui fait envie.</text:span></text:p>
      <text:p text:style-name="P2"><text:span text:style-name="T10"/></text:p>
      <text:p text:style-name="P2"><text:span text:style-name="T11">Besoins identifiés</text:span></text:p>
      <text:p text:style-name="P2"><text:span text:style-name="T12">Je comprends donc que ce projet comprendra :</text:span></text:p>
      <text:list text:style-name="L3">
        <text:list-item>
          <text:p text:style-name="P3"><text:span text:style-name="T12">Une première étape de web scrapping<text:s text:c="2"/></text:span></text:p>
        </text:list-item>
        <text:list-item>
          <text:p text:style-name="P3"><text:span text:style-name="T12">Une administration de bases de données (basique)</text:span></text:p>
        </text:list-item>
        <text:list-item>
          <text:p text:style-name="P3"><text:span text:style-name="T12">Le développement d’une application interactive dans le terminale, application qui se basera sur les données enregistrées dans mes tables et pourra modifier la base de données en temps réel en fonction des choix de l’utilisateur </text:span></text:p>
        </text:list-item>
      </text:list>
      <text:p text:style-name="P4"><text:span text:style-name="T13"/></text:p>
      <text:p text:style-name="P4"><text:span text:style-name="T14">Document Driven Developpment</text:span></text:p>
      <text:p text:style-name="P4"><text:span text:style-name="T15">Les étapes du projet doivent être documentées avant d’être codées. Je m’appuie sur une gestion de projet<text:s/></text:span><text:a xlink:href="https://trello.com/b/lbqJxrk7/p5"><text:span text:style-name="T17">Trello</text:span></text:a><text:span text:style-name="T18"><text:s/>avec user stories pour découper et organiser ma progression.</text:span></text:p>
      <text:p text:style-name="P4"><text:span text:style-name="T19"/></text:p>
      <text:p text:style-name="P4"><text:span text:style-name="T20"><text:s/></text:span></text:p>
      <text:p text:style-name="P4"><text:span text:style-name="T21">Prérequis pour le Web Scrapping </text:span></text:p>
      <text:p text:style-name="P4"><text:span text:style-name="T22">Le web scraping est une technique d'extraction du contenu de sites Web, via un script ou un programme, dans le but de le transformer pour permettre son utilisation dans un autre contexte. <text:line-break/>J’ai besoin de préparer: </text:span></text:p>
      <text:p text:style-name="P4"><text:span text:style-name="T22">- une API web (celle d’ OpenFoodFacts nous retourne les données au format JSON) et une base de données</text:span></text:p>
      <text:p text:style-name="P4"><text:span text:style-name="T22">- Un module python pour le requêtes HTTP</text:span></text:p>
      <text:p text:style-name="P4"><text:span text:style-name="T22">- Un ORM si je veux simplifier la gestion de ma base de données en utilisant des objets Python</text:span></text:p>
      <text:p text:style-name="P4"><text:span text:style-name="T22">- et une base de données mysql.</text:span></text:p>
      <text:p text:style-name="P4"><text:span text:style-name="T23"/></text:p>
      <text:p text:style-name="P4"><text:span text:style-name="T24">J’ai choisi l’ORM Peewee simple à utiliser pour de petits projets.</text:span></text:p>
      <text:p text:style-name="P4"><text:span text:style-name="T25"/></text:p>
      <text:p text:style-name="P4"><text:span text:style-name="T26">Voici la liste des étapes du développement. A chaque étape achevée on rajoute un élément à la liste</text:span></text:p>
      <text:p text:style-name="P4"><text:span text:style-name="T27"/></text:p>
      <text:p text:style-name="P4"><text:span text:style-name="T28">1) Installer et configurer mysql</text:span></text:p>
      <text:p text:style-name="P4"><text:span text:style-name="T28">2) Installer Peewee</text:span></text:p>
      <text:p text:style-name="P4"><text:span text:style-name="T28">3) Peewee ne permet pas de créer la base de données, La créer avec Mysql Workbench</text:span></text:p>
      <text:p text:style-name="P4"><text:span text:style-name="T28">4) Récupérer les données pour une catégorie avec Postman</text:span></text:p>
      <text:p text:style-name="P4"><text:span text:style-name="T28">5) On sait comment elles sont structurées. Créer les tables Categories Products et Favorites avec Peewee. Categories comprend les noms des 5 categories que j’ai choisi et leur<text:s text:c="2"/>ID</text:span></text:p>
      <text:p text:style-name="P4"><text:span text:style-name="T28">6) Remplir Products avec peewee à partir de 1000 produits récupérés en éliminant ceux qui possèdent des champs manquants</text:span></text:p>
      <text:p text:style-name="P4"><text:span text:style-name="T28">7) Créer un script unique de création et de remplissage des tables,</text:span></text:p>
      <text:p text:style-name="P4"><text:span text:style-name="T28">8) Créer le premier choix dans le terminal</text:span></text:p>
      <text:p text:style-name="P4"><text:span text:style-name="T28">9) Développer le cas 1 du premier choix en affichant les différentes catégories dans un second choix</text:span></text:p>
      <text:p text:style-name="P4"><text:span text:style-name="T28">10) Afficher la catégorie sélectionnée et le choix d’un produit à substituer</text:span></text:p>
      <text:p text:style-name="P4"><text:span text:style-name="T28">11) Afficher les produits de la même catégorie possédant un meilleur nutriscore s’il y en a.</text:span></text:p>
      <text:p text:style-name="P4"><text:span text:style-name="T28">12) Afficher le choix du produit de substitution</text:span></text:p>
      <text:p text:style-name="P4"><text:span text:style-name="T28">13) Enregistrer la substitution dans la table Favorites</text:span></text:p>
      <text:p text:style-name="P4"><text:span text:style-name="T28">14) Ajouter l’utilisation personnalisée de l’application</text:span></text:p>
      <text:p text:style-name="P4"><text:span text:style-name="T28">15) Si l’utilisateur a choisi 2 dans le premier menu de l’application afficher ses substitutions enregistrées dans la table Favorites.</text:span></text:p>
      <text:p text:style-name="P4"><text:span text:style-name="T29"/></text:p>
      <text:p text:style-name="P4"><text:span text:style-name="T30">Une fois Peewee compris la grande difficulté a été de faire fonctionner des input de terminal imbriquées les unes dans les autres en conservant les choix précédents dans des variable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